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167cm" fo:min-width="7.70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3.75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5.75cm" fo:min-width="7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75cm" fo:min-width="7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1" style:font-size-asian="12pt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ahoma1" style:font-size-asian="12pt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ackageName" draw:style-name="gr1" draw:text-style-name="P2" draw:layer="layout" svg:width="9.8cm" svg:height="23.5cm" svg:x="2.1cm" svg:y="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C-DNS</text:span></text:p>
          <draw:enhanced-geometry svg:viewBox="0 0 1000 718" draw:text-areas="0 0 $0 $1" draw:type="NonPrimitive" draw:modifiers="837.540614846288 43.3008946386046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" draw:text-style-name="P4" draw:layer="layout" svg:width="8cm" svg:height="1cm" svg:x="3cm" svg:y="3.936cm">
          <text:p text:style-name="P3"><text:span text:style-name="T2">File type ident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4cm" svg:x="3cm" svg:y="5.336cm">
          <text:p text:style-name="P3"><text:span text:style-name="T2">Pream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6.336cm">
          <text:p text:style-name="P3"><text:span text:style-name="T2">Format ver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7.336cm">
          <text:p text:style-name="P3"><text:span text:style-name="T2">Capture configu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8.336cm">
          <text:p text:style-name="P3"><text:span text:style-name="T2">Capture metadata 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6cm" svg:x="3cm" svg:y="9.936cm">
          <text:p text:style-name="P3"><text:span text:style-name="T2">Data 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10.936cm">
          <text:p text:style-name="P3"><text:span text:style-name="T2">Block start 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11.936cm">
          <text:p text:style-name="P3"><text:span text:style-name="T2">Block statistic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12.936cm">
          <text:p text:style-name="P3"><text:span text:style-name="T2">Block t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13.936cm">
          <text:p text:style-name="P3"><text:span text:style-name="T2">Query/Response data i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14.936cm">
          <text:p text:style-name="P3"><text:span text:style-name="T2">Address/Event count data item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1cm" svg:x="3cm" svg:y="24cm">
          <text:p text:style-name="P3"><text:span text:style-name="T2">Further data blocks 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6cm" svg:x="3cm" svg:y="17cm">
          <text:p text:style-name="P3"><text:span text:style-name="T2">Data 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18cm">
          <text:p text:style-name="P3"><text:span text:style-name="T2">Block start 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19cm">
          <text:p text:style-name="P3"><text:span text:style-name="T2">Block statistic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20cm">
          <text:p text:style-name="P3"><text:span text:style-name="T2">Block t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21cm">
          <text:p text:style-name="P3"><text:span text:style-name="T2">Query/Response data i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4cm" svg:y="22cm">
          <text:p text:style-name="P3"><text:span text:style-name="T2">Address/Event count data item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10-26T10:45:26.168833000</meta:creation-date>
    <dc:date>2016-10-26T12:13:33.996502000</dc:date>
    <meta:editing-duration>PT23M47S</meta:editing-duration>
    <meta:editing-cycles>3</meta:editing-cycles>
    <meta:generator>LibreOffice/5.1.1.3$MacOSX_X86_64 LibreOffice_project/89f508ef3ecebd2cfb8e1def0f0ba9a803b88a6d</meta:generator>
    <meta:document-statistic meta:object-count="19"/>
  </office:meta>
</office:document-meta>
</file>